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404cm" fo:margin-left="-0.199cm" table:align="left" style:writing-mode="lr-tb"/>
    </style:style>
    <style:style style:name="Table1.A" style:family="table-column">
      <style:table-column-properties style:column-width="1.52cm"/>
    </style:style>
    <style:style style:name="Table1.B" style:family="table-column">
      <style:table-column-properties style:column-width="14.884cm"/>
    </style:style>
    <style:style style:name="Table1.1" style:family="table-row">
      <style:table-row-properties style:min-row-height="1.44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3cm" fo:keep-together="auto"/>
    </style:style>
    <style:style style:name="Table1.3" style:family="table-row">
      <style:table-row-properties style:min-row-height="2.84cm" fo:keep-together="auto"/>
    </style:style>
    <style:style style:name="Table1.4" style:family="table-row">
      <style:table-row-properties style:min-row-height="1.522cm" fo:keep-together="auto"/>
    </style:style>
    <style:style style:name="Table1.5" style:family="table-row">
      <style:table-row-properties fo:keep-together="auto"/>
    </style:style>
    <style:style style:name="Table1.32" style:family="table-row">
      <style:table-row-properties style:min-row-height="1.141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5" style:family="paragraph" style:parent-style-name="Standard" style:list-style-name="WW8Num1"/>
    <style:style style:name="P6" style:family="paragraph" style:parent-style-name="Standard">
      <style:paragraph-properties fo:margin-top="0cm" fo:margin-bottom="0cm" style:contextual-spacing="false" fo:line-height="100%" style:text-autospace="none"/>
    </style:style>
    <style:style style:name="P7" style:family="paragraph" style:parent-style-name="Standard" style:list-style-name="WW8Num1">
      <style:paragraph-properties fo:margin-top="0cm" fo:margin-bottom="0cm" style:contextual-spacing="false" fo:line-height="100%" style:text-autospace="none"/>
    </style:style>
    <style:style style:name="P8" style:family="paragraph" style:parent-style-name="Standard">
      <style:paragraph-properties fo:margin-top="0cm" fo:margin-bottom="0cm" style:contextual-spacing="false" fo:line-height="100%" style:text-autospace="none"/>
      <style:text-properties fo:font-weight="bold" style:font-weight-asian="bold"/>
    </style:style>
    <style:style style:name="P9" style:family="paragraph" style:parent-style-name="Standard">
      <style:paragraph-properties fo:margin-top="0cm" fo:margin-bottom="0cm" style:contextual-spacing="false" fo:line-height="100%" style:text-autospace="non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800000" fo:border-bottom="none">
        <style:tab-stops>
          <style:tab-stop style:position="16.51cm" style:type="right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/>
    </style:style>
    <style:style style:name="T4" style:family="text">
      <style:text-properties style:font-name-asian="Times New Roman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mbria" style:font-name-complex="Cambr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PUNE INSTITUTE OF COMPUTER TECHNOLOGY</text:p>
      <text:p text:style-name="P1">DHANKAWADI, PUNE –43</text:p>
      <text:h text:style-name="Heading_20_1" text:outline-level="1"><text:span text:style-name="T2">LIST OF LAB EXPERIMENTS</text:span></text:h>
      <text:p text:style-name="P1"/>
      <text:p text:style-name="P1">ACADEMIC YEAR: <text:span text:style-name="T1">2015- 2016</text:span></text:p>
      <text:p text:style-name="Standard"/>
      <text:p text:style-name="Standard">Department: <text:span text:style-name="T1">Computer Engineering.</text:span><text:tab/><text:tab/><text:tab/> <text:s text:c="10"/><text:tab/><text:tab/> Date: <text:span text:style-name="T1">01/12/2015</text:span></text:p>
      <text:p text:style-name="Standard">Class: <text:span text:style-name="T1">T.E</text:span><text:tab/><text:tab/><text:tab/> <text:s text:c="3"/><text:tab/><text:tab/><text:tab/><text:tab/><text:tab/><text:tab/>Semester: <text:span text:style-name="T1">II</text:span></text:p>
      <text:p text:style-name="Standard">Subject: <text:span text:style-name="T1">Programming Laboratory- IV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3">Lab Expt.</text:span></text:p>
            <text:p text:style-name="Standard"><text:span text:style-name="T3">No.</text:span></text:p>
          </table:table-cell>
          <table:table-cell table:style-name="Table1.B1" office:value-type="string">
            <text:p text:style-name="P4">Problem Statement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1">A1.</text:span></text:p>
          </table:table-cell>
          <table:table-cell table:style-name="Table1.B1" office:value-type="string">
            <text:p text:style-name="Standard">Write a C++ program to read the HTTP header and analyze the parameters.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1">A2.</text:span></text:p>
          </table:table-cell>
          <table:table-cell table:style-name="Table1.B1" office:value-type="string">
            <text:p text:style-name="P6">Consider the network id 192.168.4.0 and create four subnets namely A, B, C, D. Assign the subnet mask. Write a Python \ C++ program to Perform the following operations (use overloading if applicable).</text:p>
            <text:p text:style-name="P6">a) Ping the machine of same subnet.</text:p>
            <text:p text:style-name="P6">b) Ping the machine in subnet A from machine of subnet B.</text:p>
            <text:p text:style-name="Standard">c) Analyze the output of the above sub assignments.</text:p>
          </table:table-cell>
        </table:table-row>
        <table:table-row table:style-name="Table1.4">
          <table:table-cell table:style-name="Table1.A1" office:value-type="string">
            <text:p text:style-name="Standard"><text:span text:style-name="T1">A3.</text:span></text:p>
          </table:table-cell>
          <table:table-cell table:style-name="Table1.B1" office:value-type="string">
            <text:p text:style-name="P6"><text:span text:style-name="T4"><text:s/></text:span>Implementation of Packet sniffer. Program should identify header of each protocol. Use multi-core programming. 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A4.</text:span></text:p>
          </table:table-cell>
          <table:table-cell table:style-name="Table1.B1" office:value-type="string">
            <text:p text:style-name="P6">Installing and configure DHCP server and write a program (C++\Python\Java) to install the software on remote machine.</text:p>
            <text:p text:style-name="P8"/>
          </table:table-cell>
        </table:table-row>
        <table:table-row table:style-name="Table1.5">
          <table:table-cell table:style-name="Table1.A1" office:value-type="string">
            <text:p text:style-name="Standard"><text:span text:style-name="T1">A5.</text:span></text:p>
          </table:table-cell>
          <table:table-cell table:style-name="Table1.B1" office:value-type="string">
            <text:p text:style-name="P6">Design and Setup LAN with Star topology to access Storage Area Network (SAN). The SAN must have DSP data, Text Data, Multimedia Data available for the access.</text:p>
            <text:p text:style-name="P8"/>
          </table:table-cell>
        </table:table-row>
        <table:table-row table:style-name="Table1.5">
          <table:table-cell table:style-name="Table1.A1" office:value-type="string">
            <text:p text:style-name="Standard"><text:span text:style-name="T1">A6.</text:span></text:p>
          </table:table-cell>
          <table:table-cell table:style-name="Table1.B1" office:value-type="string">
            <text:p text:style-name="P6">Write C++ Program with GUI to capture using remotely placed camera and read uncompressed TIFF Image to perform following functions (Menu Driven) Use of Overloading and Morphism is expected.</text:p>
            <text:p text:style-name="P6">Image Frame1 is used for displaying Original Image and Image Frame 2 is used for <text:soft-page-break/>displaying the action performed.</text:p>
            <text:list xml:id="list3539287231179140226" text:style-name="WW8Num1">
              <text:list-item>
                <text:p text:style-name="P7">Sharpen the Image</text:p>
              </text:list-item>
              <text:list-item>
                <text:p text:style-name="P7">Blur the Image (Programmable rectangular Seed)</text:p>
              </text:list-item>
              <text:list-item>
                <text:p text:style-name="P7">Programmable image Contrast and Brightness</text:p>
              </text:list-item>
              <text:list-item>
                <text:p text:style-name="P7">Rotate image by programmable angle</text:p>
              </text:list-item>
              <text:list-item>
                <text:p text:style-name="P7">Convolution(overloading: FFT, Other)</text:p>
              </text:list-item>
              <text:list-item>
                <text:p text:style-name="P7">Histogram</text:p>
              </text:list-item>
              <text:list-item>
                <text:p text:style-name="P7">Mean and Standard Deviation of image</text:p>
              </text:list-item>
              <text:list-item>
                <text:p text:style-name="P5">PDF of a Signal acquired through ADC</text:p>
              </text:list-item>
            </text:list>
            <text:p text:style-name="P8"/>
          </table:table-cell>
        </table:table-row>
        <table:table-row table:style-name="Table1.5">
          <table:table-cell table:style-name="Table1.A1" office:value-type="string">
            <text:p text:style-name="P3"/>
            <text:p text:style-name="P2"/>
          </table:table-cell>
          <table:table-cell table:style-name="Table1.B1" office:value-type="string">
            <text:p text:style-name="P9">Assignments Group B (Any Six Assignments, All assignments to be covered in the Batch) (within 6 assignments atleast two assignments from DSP)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1</text:span></text:p>
          </table:table-cell>
          <table:table-cell table:style-name="Table1.B1" office:value-type="string">
            <text:p text:style-name="P6">Write a Python program to grab the image from Camera and apply the edge detection algorithm(overloaded with Sobel variants, Others) to find the edges use BBB / ARM Cortex A5/A9/M4 Mobile Boards. Store the Images in SAN (for BIGDATA analytics)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2.</text:span></text:p>
          </table:table-cell>
          <table:table-cell table:style-name="Table1.B1" office:value-type="string">
            <text:p text:style-name="P6">Implementation of streaming video server and displaying video at client side using Java. Videos are stored using SAN (BIGDATA).</text:p>
            <text:p text:style-name="P8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3.</text:span></text:p>
          </table:table-cell>
          <table:table-cell table:style-name="Table1.B1" office:value-type="string">
            <text:p text:style-name="P6">Simulation of WAN (RIP) using packet tracer/Network Simulator 3 (NS3)or higher equivalent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4.</text:span></text:p>
          </table:table-cell>
          <table:table-cell table:style-name="Table1.B1" office:value-type="string">
            <text:p text:style-name="P6">Study and perform Linux networking commands emulation using Python or C++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5.</text:span></text:p>
          </table:table-cell>
          <table:table-cell table:style-name="Table1.B1" office:value-type="string">
            <text:p text:style-name="P6">Write FTP/Telnet program using socket programming for TCP using C++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6.</text:span></text:p>
          </table:table-cell>
          <table:table-cell table:style-name="Table1.B1" office:value-type="string">
            <text:p text:style-name="P6">Write TFTP program using socket programming for UDP using C++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7.</text:span></text:p>
          </table:table-cell>
          <table:table-cell table:style-name="Table1.B1" office:value-type="string">
            <text:p text:style-name="P6">Create TCP/IP packet using standard TCP/IP include files and send it to the server using C++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8.</text:span></text:p>
          </table:table-cell>
          <table:table-cell table:style-name="Table1.B1" office:value-type="string">
            <text:p text:style-name="P6">Implement any congestion control algorithm for TCP using Python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9.</text:span></text:p>
          </table:table-cell>
          <table:table-cell table:style-name="Table1.B1" office:value-type="string">
            <text:p text:style-name="P6">Implementation of Concurrent Text Conferencing application using Python or Java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10.</text:span></text:p>
          </table:table-cell>
          <table:table-cell table:style-name="Table1.B1" office:value-type="string">
            <text:p text:style-name="P6">Implementation of Concurrent Proxy server program using Python or Java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11.</text:span></text:p>
          </table:table-cell>
          <table:table-cell table:style-name="Table1.B1" office:value-type="string">
            <text:p text:style-name="P6">Implementation of Multithreaded web server. Check the functionality of web server in LAN and through the ADSL router using NAT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12.</text:span></text:p>
          </table:table-cell>
          <table:table-cell table:style-name="Table1.B1" office:value-type="string">
            <text:p text:style-name="P6">Implement a program for remote print manager to print documents on remote printer. (IP based printer) using Python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13.</text:span></text:p>
          </table:table-cell>
          <table:table-cell table:style-name="Table1.B1" office:value-type="string">
            <text:p text:style-name="P6">Implementation of sliding window protocol using C++.</text:p>
          </table:table-cell>
        </table:table-row>
        <text:soft-page-break/>
        <table:table-row table:style-name="Table1.5">
          <table:table-cell table:style-name="Table1.A1" office:value-type="string">
            <text:p text:style-name="Standard"><text:span text:style-name="T1">B14.</text:span></text:p>
          </table:table-cell>
          <table:table-cell table:style-name="Table1.B1" office:value-type="string">
            <text:p text:style-name="P6">Implementation of distance vector routing algorithm using C++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15.</text:span></text:p>
          </table:table-cell>
          <table:table-cell table:style-name="Table1.B1" office:value-type="string">
            <text:p text:style-name="P6">Implementing video conferencing system. Use VoIP protocol. Use Python or Java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16.</text:span></text:p>
          </table:table-cell>
          <table:table-cell table:style-name="Table1.B1" office:value-type="string">
            <text:p text:style-name="P6">Configure and setup network with optical router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17.</text:span></text:p>
          </table:table-cell>
          <table:table-cell table:style-name="Table1.B1" office:value-type="string">
            <text:p text:style-name="P6">Refer Assignment 3 of Group A) Write a C++/ Python program to generate a Sign wave of Programmable frequency and capture samples at programmable frequency (Max up as per Nyquist Sampling Theorem) and reconstruct the Sign wave using collected Samples using ARM Cortex A5/A9. Use oscilloscope to calculate signal. Write your observations. Store a Data file in SAN (BIGDATA)</text:p>
            <text:p text:style-name="P6"/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B18.</text:span></text:p>
          </table:table-cell>
          <table:table-cell table:style-name="Table1.B1" office:value-type="string">
            <text:p text:style-name="P6">(Refer Assignment 3 of Group A) Write a C++/ Python program to generate a Square wave of programmable frequency. Write a function to generate Pole-Zero Diagram using multicore programming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B19.</text:span></text:p>
          </table:table-cell>
          <table:table-cell table:style-name="Table1.B1" office:value-type="string">
            <text:p text:style-name="P6">(Refer Assignment 3 of Group A) Write a C++/ Python program to capture signal using ARM Cortex A5/A9/M4 ADC and signal generator, generate/construct a Square/Sine wave of <text:s/>programmable frequency and voltage Draw Voltage (y-axis) and Time (x-axis) graph. Write a function to emulate simple RC filter with R being Trim-pot(GUI meter) of 10K and C = 0.1 microFarad. Write a program to generate a Voltage-Time response curve with reference to change in R. Draw the resultant outcome graph. Store the data in SAN (BIGDATA).</text:p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9">Assignment Group C: Advance Technology Assignments (Any One)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C1.</text:span></text:p>
          </table:table-cell>
          <table:table-cell table:style-name="Table1.B1" office:value-type="string">
            <text:p text:style-name="P6">To create a network with three nodes and establish a TCP connection between node 0 and node 1 such that node 0 will send TCP packet to node 2 via node 1 using NS3 or higher equivalent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C2.</text:span></text:p>
          </table:table-cell>
          <table:table-cell table:style-name="Table1.B1" office:value-type="string">
            <text:p text:style-name="P6">To create scenario of different network topology used in LAN using TCP/UDP and analysis how FTP will run over it in NS3 or higher equivalent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C3.</text:span></text:p>
          </table:table-cell>
          <table:table-cell table:style-name="Table1.B1" office:value-type="string">
            <text:p text:style-name="P6">Designing IPv6 network and/or configuration of Dual stack IPv6 and IPv4 network.</text:p>
          </table:table-cell>
        </table:table-row>
        <table:table-row table:style-name="Table1.32">
          <table:table-cell table:style-name="Table1.A1" office:value-type="string">
            <text:p text:style-name="Standard"><text:span text:style-name="T1">C4.</text:span></text:p>
          </table:table-cell>
          <table:table-cell table:style-name="Table1.B1" office:value-type="string">
            <text:p text:style-name="P6">Controlling presentation slides with hands by identifying movements through Camera.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1">C5.</text:span></text:p>
          </table:table-cell>
          <table:table-cell table:style-name="Table1.B1" office:value-type="string">
            <text:p text:style-name="P6">Installation and setup to control the remote machine.</text:p>
            <text:p text:style-name="P6"/>
          </table:table-cell>
        </table:table-row>
        <table:table-row table:style-name="Table1.5">
          <table:table-cell table:style-name="Table1.A1" office:value-type="string">
            <text:p text:style-name="Standard"><text:span text:style-name="T1">C6.</text:span></text:p>
          </table:table-cell>
          <table:table-cell table:style-name="Table1.B1" office:value-type="string">
            <text:p text:style-name="P6">Network Boot operations through Programming.</text:p>
          </table:table-cell>
        </table:table-row>
      </table:table>
      <text:p text:style-name="Standard"/>
      <text:p text:style-name="Standard"/>
      <text:p text:style-name="Standard">Subject Co-ordinator <text:s text:c="40"/><text:tab/> <text:s text:c="7"/><text:tab/><text:tab/>Head of Department <text:s text:c="2"/></text:p>
      <text:p text:style-name="Standard">(Mr. P. R. Patil.)<text:tab/><text:tab/> <text:s text:c="25"/><text:tab/> <text:s text:c="2"/><text:tab/>(Department of Computer Engg.)<text:tab/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00%" fo:text-align="center" style:justify-single-word="false" fo:keep-with-next="always"/>
      <style:text-properties fo:font-size="14pt" fo:language="none" fo:country="none" style:font-name-asian="Times New Roman" style:font-family-asian="'Times New Roman'" style:font-family-generic-asian="roman" style:font-pitch-asian="variable" style:font-size-asian="14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fo:language="none" fo:country="none" style:font-name-asian="Times New Roman" style:font-family-asian="'Times New Roman'" style:font-family-generic-asian="roman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800000" fo:border-bottom="none">
        <style:tab-stops>
          <style:tab-stop style:position="16.51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Cambria" style:font-name-complex="Cambria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:F:-LTL-UG/01/RO</text:span><text:span text:style-name="MT2"><text:tab/>Page </text:span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nlab</meta:initial-creator>
    <meta:creation-date>2015-12-15T14:05:00</meta:creation-date>
    <dc:date>2015-12-30T10:56:05.048969439</dc:date>
    <meta:editing-cycles>3</meta:editing-cycles>
    <meta:editing-duration>PT2M</meta:editing-duration>
    <meta:generator>LibreOffice/4.1.3.2$Linux_X86_64 LibreOffice_project/410$Build-2</meta:generator>
    <meta:document-statistic meta:table-count="1" meta:image-count="0" meta:object-count="0" meta:page-count="4" meta:paragraph-count="89" meta:word-count="822" meta:character-count="5253" meta:non-whitespace-character-count="4410"/>
  </office:meta>
</office:document-meta>
</file>